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bonds" table:style-name="ta1">
        <table:shapes>
          <draw:frame draw:z-index="0" draw:style-name="gr1" draw:text-style-name="P1" svg:width="6.2988in" svg:height="3.5429in" svg:x="0.2583in" svg:y="3.9819in">
            <draw:object draw:notify-on-update-of-ranges="hbonds.A10:hbonds.A10 hbonds.A11:hbonds.A13 hbonds.B10:hbonds.B10 hbonds.B11:hbonds.B13 hbonds.C10:hbonds.C10 hbonds.C11:hbonds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4354in" svg:y="3.898in">
            <draw:object draw:notify-on-update-of-ranges="hbonds.E10:hbonds.E10 hbonds.E11:hbonds.E14 hbonds.F10:hbonds.F10 hbonds.F11:hbonds.F14 hbonds.G10:hbonds.G10 hbonds.G11:hbonds.G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4.7146in" svg:y="8.2378in">
            <draw:object draw:notify-on-update-of-ranges="hbonds.I10:hbonds.I10 hbonds.I11:hbonds.I15 hbonds.J10:hbonds.J10 hbonds.J11:hbonds.J15 hbonds.K10:hbonds.K10 hbonds.K11:hbonds.K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GAS</text:p>
          </table:table-cell>
          <table:table-cell table:number-columns-repeated="3"/>
          <table:table-cell office:value-type="string" calcext:value-type="string">
            <text:p>Left</text:p>
          </table:table-cell>
          <table:table-cell table:number-columns-repeated="3"/>
          <table:table-cell office:value-type="string" calcext:value-type="string">
            <text:p>R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on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&gt; 40%</text:p>
          </table:table-cell>
          <table:table-cell/>
          <table:table-cell office:value-type="string" calcext:value-type="string">
            <text:p>hbon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&gt; 40%</text:p>
          </table:table-cell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&gt; 40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5])" office:value-type="float" office:value="86" calcext:value-type="float">
            <text:p>86</text:p>
          </table:table-cell>
          <table:table-cell table:formula="of:=SUM([.C3:.C5])" office:value-type="float" office:value="37" calcext:value-type="float">
            <text:p>3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3:.F6])" office:value-type="float" office:value="97" calcext:value-type="float">
            <text:p>97</text:p>
          </table:table-cell>
          <table:table-cell table:formula="of:=SUM([.G3:.G6])" office:value-type="float" office:value="22" calcext:value-type="float">
            <text:p>2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otal</text:p>
          </table:table-cell>
          <table:table-cell table:formula="of:=SUM([.J3:.J7])" office:value-type="float" office:value="104" calcext:value-type="float">
            <text:p>104</text:p>
          </table:table-cell>
          <table:table-cell table:formula="of:=SUM([.K3:.K7])" office:value-type="float" office:value="20" calcext:value-type="float">
            <text:p>2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bonds</text:p>
          </table:table-cell>
          <table:table-cell office:value-type="string" calcext:value-type="string">
            <text:p>% all</text:p>
          </table:table-cell>
          <table:table-cell office:value-type="string" calcext:value-type="string">
            <text:p>% &gt; 40%</text:p>
          </table:table-cell>
          <table:table-cell/>
          <table:table-cell office:value-type="string" calcext:value-type="string">
            <text:p>hbonds</text:p>
          </table:table-cell>
          <table:table-cell office:value-type="string" calcext:value-type="string">
            <text:p>% all</text:p>
          </table:table-cell>
          <table:table-cell office:value-type="string" calcext:value-type="string">
            <text:p>% &gt; 40%</text:p>
          </table:table-cell>
          <table:table-cell/>
          <table:table-cell office:value-type="string" calcext:value-type="string">
            <text:p>hbonds</text:p>
          </table:table-cell>
          <table:table-cell office:value-type="string" calcext:value-type="string">
            <text:p>% all</text:p>
          </table:table-cell>
          <table:table-cell office:value-type="string" calcext:value-type="string">
            <text:p>% &gt; 40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3]/[.B$6]*100" office:value-type="float" office:value="66.2790697674419" calcext:value-type="float">
            <text:p>66.2790697674419</text:p>
          </table:table-cell>
          <table:table-cell table:formula="of:=[.C3]/[.C$6]*100" office:value-type="float" office:value="56.7567567567568" calcext:value-type="float">
            <text:p>56.756756756756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3]/[.F$7]*100" office:value-type="float" office:value="27.8350515463918" calcext:value-type="float">
            <text:p>27.8350515463918</text:p>
          </table:table-cell>
          <table:table-cell table:formula="of:=[.G3]/[.G$7]*100" office:value-type="float" office:value="27.2727272727273" calcext:value-type="float">
            <text:p>27.272727272727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3]/[.J$8]*100" office:value-type="float" office:value="59.6153846153846" calcext:value-type="float">
            <text:p>59.6153846153846</text:p>
          </table:table-cell>
          <table:table-cell table:formula="of:=[.K3]/[.K$8]*100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]/[.B$6]*100" office:value-type="float" office:value="29.0697674418605" calcext:value-type="float">
            <text:p>29.0697674418605</text:p>
          </table:table-cell>
          <table:table-cell table:formula="of:=[.C4]/[.C$6]*100" office:value-type="float" office:value="35.1351351351351" calcext:value-type="float">
            <text:p>35.1351351351351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4]/[.F$7]*100" office:value-type="float" office:value="62.8865979381443" calcext:value-type="float">
            <text:p>62.8865979381443</text:p>
          </table:table-cell>
          <table:table-cell table:formula="of:=[.G4]/[.G$7]*100" office:value-type="float" office:value="54.5454545454545" calcext:value-type="float">
            <text:p>54.545454545454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4]/[.J$8]*100" office:value-type="float" office:value="28.8461538461538" calcext:value-type="float">
            <text:p>28.8461538461538</text:p>
          </table:table-cell>
          <table:table-cell table:formula="of:=[.K4]/[.K$8]*100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/[.B$6]*100" office:value-type="float" office:value="4.65116279069768" calcext:value-type="float">
            <text:p>4.65116279069768</text:p>
          </table:table-cell>
          <table:table-cell table:formula="of:=[.C5]/[.C$6]*100" office:value-type="float" office:value="8.10810810810811" calcext:value-type="float">
            <text:p>8.1081081081081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F5]/[.F$7]*100" office:value-type="float" office:value="7.21649484536082" calcext:value-type="float">
            <text:p>7.21649484536082</text:p>
          </table:table-cell>
          <table:table-cell table:formula="of:=[.G5]/[.G$7]*100" office:value-type="float" office:value="13.6363636363636" calcext:value-type="float">
            <text:p>13.636363636363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5]/[.J$8]*100" office:value-type="float" office:value="8.65384615384615" calcext:value-type="float">
            <text:p>8.65384615384615</text:p>
          </table:table-cell>
          <table:table-cell table:formula="of:=[.K5]/[.K$8]*100"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[.B6]/[.B$6]*100" office:value-type="float" office:value="100" calcext:value-type="float">
            <text:p>100</text:p>
          </table:table-cell>
          <table:table-cell table:formula="of:=[.C6]/[.C$6]*100" office:value-type="float" office:value="100" calcext:value-type="float">
            <text:p>10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F6]/[.F$7]*100" office:value-type="float" office:value="2.06185567010309" calcext:value-type="float">
            <text:p>2.06185567010309</text:p>
          </table:table-cell>
          <table:table-cell table:formula="of:=[.G6]/[.G$7]*100" office:value-type="float" office:value="4.54545454545455" calcext:value-type="float">
            <text:p>4.5454545454545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J6]/[.J$8]*100" office:value-type="float" office:value="1.92307692307692" calcext:value-type="float">
            <text:p>1.92307692307692</text:p>
          </table:table-cell>
          <table:table-cell table:formula="of:=[.K6]/[.K$8]*100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F7]/[.F$7]*100" office:value-type="float" office:value="100" calcext:value-type="float">
            <text:p>100</text:p>
          </table:table-cell>
          <table:table-cell table:formula="of:=[.G7]/[.G$7]*100" office:value-type="float" office:value="100" calcext:value-type="float">
            <text:p>10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J7]/[.J$8]*100" office:value-type="float" office:value="0.961538461538462" calcext:value-type="float">
            <text:p>0.961538461538462</text:p>
          </table:table-cell>
          <table:table-cell table:formula="of:=[.K7]/[.K$8]*100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J8]/[.J$8]*100" office:value-type="float" office:value="100" calcext:value-type="float">
            <text:p>100</text:p>
          </table:table-cell>
          <table:table-cell table:formula="of:=[.K8]/[.K$8]*100" office:value-type="float" office:value="100" calcext:value-type="float">
            <text:p>100</text:p>
          </table:table-cell>
        </table:table-row>
      </table:table>
      <table:named-expressions/>
      <table:database-ranges>
        <table:database-range table:name="__Anonymous_Sheet_DB__0" table:target-range-address="hbonds.E2:hbonds.G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14T13:59:09.329356737</dc:date>
    <meta:editing-duration>PT6M36S</meta:editing-duration>
    <meta:editing-cycles>2</meta:editing-cycles>
    <meta:generator>LibreOffice/7.3.7.2$Linux_X86_64 LibreOffice_project/30$Build-2</meta:generator>
    <meta:document-statistic meta:table-count="1" meta:cell-count="107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17cm" svg:y="0.316cm" chart:style-name="ch2">
          <text:p>GASright</text:p>
        </chart:title>
        <chart:legend chart:legend-position="end" svg:x="13.816cm" svg:y="3.952cm" style:legend-expansion="high" chart:style-name="ch3"/>
        <chart:plot-area chart:style-name="ch4" table:cell-range-address="hbonds.A10:hbonds.C13" chart:data-source-has-labels="both" svg:x="1.331cm" svg:y="1.275cm" svg:width="12.165cm" svg:height="6.564cm">
          <chart:coordinate-region svg:x="1.952cm" svg:y="1.474cm" svg:width="11.544cm" svg:height="5.718cm"/>
          <chart:axis chart:dimension="x" chart:name="primary-x" chart:style-name="ch5" chartooo:axis-type="auto">
            <chartooo:date-scale/>
            <chart:title svg:x="6.681cm" svg:y="8.019cm" chart:style-name="ch6">
              <text:p># hbonds</text:p>
            </chart:title>
            <chart:categories table:cell-range-address="hbonds.A11:hbonds.A13"/>
          </chart:axis>
          <chart:axis chart:dimension="y" chart:name="primary-y" chart:style-name="ch7">
            <chart:title svg:x="0.451cm" svg:y="5.593cm" chart:style-name="ch8">
              <text:p>% sequences</text:p>
            </chart:title>
            <chart:grid chart:style-name="ch9" chart:class="major"/>
          </chart:axis>
          <chart:series chart:style-name="ch10" chart:values-cell-range-address="hbonds.B11:hbonds.B13" chart:label-cell-address="hbonds.B10:hbonds.B10" chart:class="chart:bar">
            <chart:data-point chart:repeated="3"/>
          </chart:series>
          <chart:series chart:style-name="ch11" chart:values-cell-range-address="hbonds.C11:hbonds.C13" chart:label-cell-address="hbonds.C10:hbonds.C10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all</text:p>
                <draw:g>
                  <svg:desc>hbonds.B10:hbonds.B10</svg:desc>
                </draw:g>
              </table:table-cell>
              <table:table-cell office:value-type="string">
                <text:p>% &gt; 40%</text:p>
                <draw:g>
                  <svg:desc>hbonds.C10:hbonds.C1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bonds.A11:hbonds.A13</svg:desc>
                </draw:g>
              </table:table-cell>
              <table:table-cell office:value-type="float" office:value="66.2790697674419">
                <text:p>66.2790697674419</text:p>
                <draw:g>
                  <svg:desc>hbonds.B11:hbonds.B13</svg:desc>
                </draw:g>
              </table:table-cell>
              <table:table-cell office:value-type="float" office:value="56.7567567567568">
                <text:p>56.7567567567568</text:p>
                <draw:g>
                  <svg:desc>hbonds.C11:hbonds.C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9.0697674418605">
                <text:p>29.0697674418605</text:p>
              </table:table-cell>
              <table:table-cell office:value-type="float" office:value="35.1351351351351">
                <text:p>35.13513513513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65116279069768">
                <text:p>4.65116279069768</text:p>
              </table:table-cell>
              <table:table-cell office:value-type="float" office:value="8.10810810810811">
                <text:p>8.108108108108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46cm" svg:y="0.316cm" chart:style-name="ch2">
          <text:p>Left</text:p>
        </chart:title>
        <chart:legend chart:legend-position="end" svg:x="13.816cm" svg:y="3.952cm" style:legend-expansion="high" chart:style-name="ch3"/>
        <chart:plot-area chart:style-name="ch4" table:cell-range-address="hbonds.E10:hbonds.G14" chart:data-source-has-labels="both" svg:x="1.331cm" svg:y="1.275cm" svg:width="12.165cm" svg:height="6.564cm">
          <chart:coordinate-region svg:x="1.952cm" svg:y="1.474cm" svg:width="11.544cm" svg:height="5.718cm"/>
          <chart:axis chart:dimension="x" chart:name="primary-x" chart:style-name="ch5" chartooo:axis-type="auto">
            <chartooo:date-scale/>
            <chart:title svg:x="6.681cm" svg:y="8.019cm" chart:style-name="ch6">
              <text:p># hbonds</text:p>
            </chart:title>
            <chart:categories table:cell-range-address="hbonds.E11:hbonds.E14"/>
          </chart:axis>
          <chart:axis chart:dimension="y" chart:name="primary-y" chart:style-name="ch7">
            <chart:title svg:x="0.451cm" svg:y="5.593cm" chart:style-name="ch8">
              <text:p>% sequences</text:p>
            </chart:title>
            <chart:grid chart:style-name="ch9" chart:class="major"/>
          </chart:axis>
          <chart:series chart:style-name="ch10" chart:values-cell-range-address="hbonds.F11:hbonds.F14" chart:label-cell-address="hbonds.F10:hbonds.F10" chart:class="chart:bar">
            <chart:data-point chart:repeated="4"/>
          </chart:series>
          <chart:series chart:style-name="ch11" chart:values-cell-range-address="hbonds.G11:hbonds.G14" chart:label-cell-address="hbonds.G10:hbonds.G10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all</text:p>
                <draw:g>
                  <svg:desc>hbonds.F10:hbonds.F10</svg:desc>
                </draw:g>
              </table:table-cell>
              <table:table-cell office:value-type="string">
                <text:p>% &gt; 40%</text:p>
                <draw:g>
                  <svg:desc>hbonds.G10:hbonds.G1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bonds.E11:hbonds.E14</svg:desc>
                </draw:g>
              </table:table-cell>
              <table:table-cell office:value-type="float" office:value="27.8350515463918">
                <text:p>27.8350515463918</text:p>
                <draw:g>
                  <svg:desc>hbonds.F11:hbonds.F14</svg:desc>
                </draw:g>
              </table:table-cell>
              <table:table-cell office:value-type="float" office:value="27.2727272727273">
                <text:p>27.2727272727273</text:p>
                <draw:g>
                  <svg:desc>hbonds.G11:hbonds.G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2.8865979381443">
                <text:p>62.8865979381443</text:p>
              </table:table-cell>
              <table:table-cell office:value-type="float" office:value="54.5454545454545">
                <text:p>54.545454545454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.21649484536082">
                <text:p>7.21649484536082</text:p>
              </table:table-cell>
              <table:table-cell office:value-type="float" office:value="13.6363636363636">
                <text:p>13.636363636363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06185567010309">
                <text:p>2.06185567010309</text:p>
              </table:table-cell>
              <table:table-cell office:value-type="float" office:value="4.54545454545455">
                <text:p>4.545454545454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01cm" svg:y="0.316cm" chart:style-name="ch2">
          <text:p>Right</text:p>
        </chart:title>
        <chart:legend chart:legend-position="end" svg:x="13.816cm" svg:y="3.952cm" style:legend-expansion="high" chart:style-name="ch3"/>
        <chart:plot-area chart:style-name="ch4" table:cell-range-address="hbonds.I10:hbonds.K15" chart:data-source-has-labels="both" svg:x="1.331cm" svg:y="1.275cm" svg:width="12.165cm" svg:height="6.564cm">
          <chart:coordinate-region svg:x="1.952cm" svg:y="1.474cm" svg:width="11.544cm" svg:height="5.718cm"/>
          <chart:axis chart:dimension="x" chart:name="primary-x" chart:style-name="ch5" chartooo:axis-type="auto">
            <chartooo:date-scale/>
            <chart:title svg:x="6.681cm" svg:y="8.019cm" chart:style-name="ch6">
              <text:p># hbonds</text:p>
            </chart:title>
            <chart:categories table:cell-range-address="hbonds.I11:hbonds.I15"/>
          </chart:axis>
          <chart:axis chart:dimension="y" chart:name="primary-y" chart:style-name="ch7">
            <chart:title svg:x="0.451cm" svg:y="5.593cm" chart:style-name="ch8">
              <text:p>% sequences</text:p>
            </chart:title>
            <chart:grid chart:style-name="ch9" chart:class="major"/>
          </chart:axis>
          <chart:series chart:style-name="ch10" chart:values-cell-range-address="hbonds.J11:hbonds.J15" chart:label-cell-address="hbonds.J10:hbonds.J10" chart:class="chart:bar">
            <chart:data-point chart:repeated="5"/>
          </chart:series>
          <chart:series chart:style-name="ch11" chart:values-cell-range-address="hbonds.K11:hbonds.K15" chart:label-cell-address="hbonds.K10:hbonds.K10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all</text:p>
                <draw:g>
                  <svg:desc>hbonds.J10:hbonds.J10</svg:desc>
                </draw:g>
              </table:table-cell>
              <table:table-cell office:value-type="string">
                <text:p>% &gt; 40%</text:p>
                <draw:g>
                  <svg:desc>hbonds.K10:hbonds.K1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bonds.I11:hbonds.I15</svg:desc>
                </draw:g>
              </table:table-cell>
              <table:table-cell office:value-type="float" office:value="59.6153846153846">
                <text:p>59.6153846153846</text:p>
                <draw:g>
                  <svg:desc>hbonds.J11:hbonds.J15</svg:desc>
                </draw:g>
              </table:table-cell>
              <table:table-cell office:value-type="float" office:value="75">
                <text:p>75</text:p>
                <draw:g>
                  <svg:desc>hbonds.K11:hbonds.K1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8.8461538461538">
                <text:p>28.84615384615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.65384615384615">
                <text:p>8.653846153846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61538461538462">
                <text:p>0.96153846153846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